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3694" officeooo:paragraph-rsid="000836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bios diagrama de clase:</text:p>
      <text:p text:style-name="P1"/>
      <text:p text:style-name="P1">- Clase de CV debe ser agregada, no es conveniente utilizar un tipo file en este momento.</text:p>
      <text:p text:style-name="P1">- Preguntar a Kristoffer sobre la relacion de agregacion y colocarlo como un atributo de la clase. Cual es la valido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3:39:57.651558776</meta:creation-date>
    <dc:date>2013-12-12T13:49:51.679760043</dc:date>
    <meta:editing-duration>P0D</meta:editing-duration>
    <meta:editing-cycles>1</meta:editing-cycles>
    <meta:document-statistic meta:table-count="0" meta:image-count="0" meta:object-count="0" meta:page-count="1" meta:paragraph-count="3" meta:word-count="42" meta:character-count="232" meta:non-whitespace-character-count="193"/>
    <meta:generator>LibreOffice/4.1.3.2$Linux_X86_64 LibreOffice_project/410$Build-2</meta:generator>
  </office:meta>
</office:document-meta>
</file>